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028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88cm" fo:margin-left="0cm" fo:margin-right="0cm" table:align="margins"/>
    </style:style>
    <style:style style:name="Tableau2.A" style:family="table-column">
      <style:table-column-properties style:column-width="2.695cm" style:rel-column-width="1528*"/>
    </style:style>
    <style:style style:name="Tableau2.B" style:family="table-column">
      <style:table-column-properties style:column-width="16.193cm" style:rel-column-width="9180*"/>
    </style:style>
    <style:style style:name="Tableau2.1" style:family="table-row">
      <style:table-row-properties style:min-row-height="1.422cm"/>
    </style:style>
    <style:style style:name="Tableau2.A1" style:family="table-cell">
      <style:table-cell-properties style:vertical-align="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4.464cm"/>
    </style:style>
    <style:style style:name="Tableau2.A2" style:family="table-cell">
      <style:table-cell-properties style:vertical-align="middle" fo:padding="0.097cm" fo:border="none"/>
    </style:style>
    <style:style style:name="Tableau2.3" style:family="table-row">
      <style:table-row-properties style:min-row-height="1.577cm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2.025cm" style:rel-column-width="7025*"/>
    </style:style>
    <style:style style:name="Tableau3.B" style:family="table-column">
      <style:table-column-properties style:column-width="16.863cm" style:rel-column-width="58510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A3" style:family="table-cell" style:data-style-name="N0">
      <style:table-cell-properties style:vertical-align="" fo:padding="0.097cm" fo:border="none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8pt" style:font-size-asian="18pt" style:font-size-complex="18pt"/>
    </style:style>
    <style:style style:name="P6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7" style:family="paragraph" style:parent-style-name="Standard">
      <style:text-properties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DejaVu Sans"/>
    </style:style>
    <style:style style:name="P13" style:family="paragraph" style:parent-style-name="Standard">
      <style:text-properties fo:color="#000000"/>
    </style:style>
    <style:style style:name="P14" style:family="paragraph" style:parent-style-name="Standard">
      <style:text-properties fo:color="#000000" style:font-name="Bitstream Charter" fo:font-size="11pt" fo:font-style="italic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9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0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P21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style="italic" style:font-size-asian="11pt" style:font-style-asian="italic" style:font-size-complex="11pt" style:font-style-complex="italic"/>
    </style:style>
    <style:style style:name="P22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style:font-size-asian="11pt" style:font-size-complex="11pt"/>
    </style:style>
    <style:style style:name="P23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24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25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26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7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9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30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31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32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33" style:family="paragraph" style:parent-style-name="Réussite">
      <style:paragraph-properties fo:margin-left="0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34" style:family="paragraph" style:parent-style-name="Standard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5" style:family="paragraph" style:parent-style-name="Réussite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/>
    </style:style>
    <style:style style:name="P36" style:family="paragraph" style:parent-style-name="Réussite">
      <style:paragraph-properties fo:margin-left="0cm" fo:margin-right="-0.021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P37" style:family="paragraph" style:parent-style-name="Standard">
      <style:text-properties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39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1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variant="small-caps" style:font-name="Trebuchet MS" fo:font-weight="bold" style:font-weight-asian="bold" style:font-weight-complex="bold"/>
    </style:style>
    <style:style style:name="T4" style:family="text">
      <style:text-properties fo:font-variant="small-caps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small-caps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small-caps" style:font-name="DejaVu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variant="normal" fo:text-transform="none" style:font-name="DejaVu Serif" fo:font-size="11pt" style:font-size-asian="11pt" style:font-size-complex="11pt"/>
    </style:style>
    <style:style style:name="T13" style:family="text"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font-variant="normal" fo:text-transform="none" style:font-name="DejaVu Serif" fo:font-size="11pt" fo:font-style="normal" style:font-size-asian="11pt" style:font-style-asian="normal" style:font-size-complex="11pt" style:font-style-complex="normal"/>
    </style:style>
    <style:style style:name="T15" style:family="text">
      <style:text-properties fo:font-variant="normal" fo:text-transform="none" style:font-name="DejaVu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style:font-name="DejaVu Serif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fo:letter-spacing="-0.009cm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font-name="DejaVu Serif" fo:font-weight="bold" style:font-weight-asian="bold" style:font-weight-complex="bold"/>
    </style:style>
    <style:style style:name="T25" style:family="text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26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text-position="super 58%"/>
    </style:style>
    <style:style style:name="T28" style:family="text">
      <style:text-properties fo:color="#000000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tyle="normal" style:font-style-asian="normal" style:font-style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32">9 rue Eugène Crétel</text:p>
            <text:p text:style-name="P32">91300 Massy, France</text:p>
            <text:p text:style-name="P31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1">hassen.doghmen@gmail.com</text:span></text:a></text:p>
            <text:p text:style-name="P2">www.lri.fr/~doghmen</text:p>
          </table:table-cell>
        </table:table-row>
      </table:table>
      <text:p text:style-name="P5"><text:span text:style-name="T3">Ingénieur Expert en Optimisation</text:span></text:p>
      <text:p text:style-name="P4"/>
      <text:p text:style-name="P15"><text:s text:c="58"/>Expérience Professionnelle</text:p>
      <text:p text:style-name="P15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5">Depuis Septembre 2011</text:p>
          </table:table-cell>
          <table:table-cell table:style-name="Tableau2.B1" office:value-type="string">
            <text:p text:style-name="P8">Ingénieur Expert :</text:p>
            <text:p text:style-name="P6">Expérimentation dans le cadre du projet Mash (http://mash-project.eu/)</text:p>
          </table:table-cell>
        </table:table-row>
        <table:table-row table:style-name="Tableau2.2">
          <table:table-cell table:style-name="Tableau2.A2" office:value-type="string">
            <text:p text:style-name="P25">2011</text:p>
            <text:p text:style-name="P25">- <text:s/></text:p>
            <text:p text:style-name="P25">2009</text:p>
          </table:table-cell>
          <table:table-cell table:style-name="Tableau2.B1" office:value-type="string">
            <text:p text:style-name="P8">Ingénieur à INRIA Saclay-IDF, Équipe TAO (Apprentissage et Optimisation)</text:p>
            <text:p text:style-name="Standard"><text:span text:style-name="T26">Recherches sur la classe d'algorithmes Monte Carlo Tree Search</text:span> </text:p>
            <text:p text:style-name="P7">Expérimentations et tests:</text:p>
            <text:p text:style-name="P6">- Expérimentations sur la parallélisation de l'algorithme Monte-Carlo Tree Search.</text:p>
            <text:p text:style-name="P6">- Tuning des paramètres du programme joueur de Go <text:span text:style-name="T10">MoGo</text:span>.</text:p>
            <text:p text:style-name="P6">- Planification grande dimension : optimisation de la gestion de production électrique.</text:p>
            <text:p text:style-name="P7">Développements:</text:p>
            <text:p text:style-name="P6">- Co-évolution sur grilles et construction automatique des livres d'ouvertures pour le jeu de Go.</text:p>
            <text:p text:style-name="P7">Maintenance:</text:p>
            <text:p text:style-name="P9">- Tests de non régression, patches et correction de bugs.</text:p>
          </table:table-cell>
        </table:table-row>
        <table:table-row table:style-name="Tableau2.3">
          <table:table-cell table:style-name="Tableau2.A1" office:value-type="string">
            <text:p text:style-name="P25">2010</text:p>
            <text:p text:style-name="P25">1 mois</text:p>
          </table:table-cell>
          <table:table-cell table:style-name="Tableau2.B1" office:value-type="string">
            <text:p text:style-name="P8">Chercheur invité, National University of Tainan, Taiwan: </text:p>
            <text:p text:style-name="P6">- Intégration de connaissances expertes dans le jeu de Go. </text:p>
            <text:p text:style-name="P6">- Installation d'un Mini-cluster pour expérimentions MPI.</text:p>
          </table:table-cell>
        </table:table-row>
        <table:table-row>
          <table:table-cell table:style-name="Tableau2.A1" office:value-type="string">
            <text:p text:style-name="P25">2009</text:p>
            <text:p text:style-name="P25">6 mois</text:p>
          </table:table-cell>
          <table:table-cell table:style-name="Tableau2.B1" office:value-type="string">
            <text:p text:style-name="Standard"><text:span text:style-name="T26">Thèse de Master,</text:span> L<text:span text:style-name="T6">aboratoire d'informatique de Paris 6, Équipe Systèmes sur puce, Paris - France</text:span></text:p>
            <text:p text:style-name="Standard"><text:span text:style-name="T19">Titre:</text:span> <text:span text:style-name="T25">Raffinement d'abstraction de composants pour la vérification par model checking de conceptions matérielles.</text:span></text:p>
            <text:p text:style-name="Standard"><text:span text:style-name="T19">Thèmes:</text:span> <text:span text:style-name="T25">vérification formelle, model-checking, SAT solving, logique temporelle.</text:span></text:p>
          </table:table-cell>
        </table:table-row>
        <table:table-row>
          <table:table-cell table:style-name="Tableau2.A1" office:value-type="string">
            <text:p text:style-name="P25">2008</text:p>
            <text:p text:style-name="P25">6 mois</text:p>
          </table:table-cell>
          <table:table-cell table:style-name="Tableau2.B1" office:value-type="string">
            <text:p text:style-name="Standard"><text:span text:style-name="T26">Thèse de maîtrise, </text:span><text:span text:style-name="T7">Centre d'enseignement à distance,</text:span> <text:span text:style-name="T6">Faculté des sciences de Bizerte - Tunisie</text:span></text:p>
            <text:p text:style-name="Standard"><text:span text:style-name="T19">Titre:</text:span> <text:span text:style-name="T25">Système de gestion de e-learning : approche basée sur les metadonnées formelles pour <text:s/>l'aide à l'apprentissage en ligne. Module intégré dans la plateforme Moodle. </text:span></text:p>
            <text:p text:style-name="P6">Modélisation de la base de données avec Visual Paradigm et implémentation sous Devphp.</text:p>
            <text:p text:style-name="Standard"><text:span text:style-name="T19">Thèmes:</text:span> intelligence artificielle , apprentissage, metadonnées, web sémantique. </text:p>
          </table:table-cell>
        </table:table-row>
      </table:table>
      <text:p text:style-name="P15"/>
      <text:p text:style-name="P15"><text:s text:c="84"/>Études</text:p>
      <text:p text:style-name="P1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4">2009</text:p>
          </table:table-cell>
          <table:table-cell table:style-name="Tableau3.B1" office:value-type="string">
            <text:p text:style-name="P27">Master de recherche : Modèles, Optimisation, Programmation et Services. </text:p>
            <text:p text:style-name="P33"><text:span text:style-name="T4">Université d’Evry-Val-d’Essonne, France</text:span><text:span text:style-name="T5">.</text:span> <text:s text:c="4"/></text:p>
            <text:p text:style-name="P6">Majeurs: Optimisation, Apprentissage automatique, Recherche opérationnelle.</text:p>
            <text:p text:style-name="P6">Mineurs: systèmes distribués<text:span text:style-name="T28">.</text:span></text:p>
          </table:table-cell>
        </table:table-row>
        <table:table-row>
          <table:table-cell table:style-name="Tableau3.A1" office:value-type="string">
            <text:p text:style-name="P24">2008</text:p>
          </table:table-cell>
          <table:table-cell table:style-name="Tableau3.B1" office:value-type="string">
            <text:p text:style-name="P28"><text:span text:style-name="T2">Maîtrise en Sciences Informatiques : Génie Logiciel et Programmation,</text:span><text:span text:style-name="T9"> </text:span></text:p>
            <text:p text:style-name="P29"><text:span text:style-name="T4">Université de Carthage, Tunisie.</text:span><text:span text:style-name="T22"> </text:span><text:span text:style-name="T23"><text:s/></text:span></text:p>
            <text:p text:style-name="P35">Avec mention bien (3<text:span text:style-name="T27">ème</text:span>/64).</text:p>
            <text:p text:style-name="P34">Majeurs: Ateliers de génie logiciel. Mineurs: Architecture des systèmes <text:span text:style-name="T28">d'exploitation.</text:span></text:p>
          </table:table-cell>
        </table:table-row>
        <table:table-row table:style-name="Tableau3.3">
          <table:table-cell table:style-name="Tableau3.A3" office:value-type="float" office:value="2004">
            <text:p text:style-name="P24">2004</text:p>
          </table:table-cell>
          <table:table-cell table:style-name="Tableau3.B1" office:value-type="string">
            <text:p text:style-name="P27">DEUPC en Mathématiques et Sciences Informatiques.</text:p>
            <text:p text:style-name="P29"><text:span text:style-name="T4">Université de Carthage, Tunisie.</text:span><text:span text:style-name="T22"> </text:span><text:span text:style-name="T23"><text:s/></text:span></text:p>
            <text:p text:style-name="P6">Majeurs: Sciences informatiques, Mathématiques. Mineurs: Physiques, Statistiques<text:span text:style-name="T28">.</text:span></text:p>
            <text:p text:style-name="P14"/>
          </table:table-cell>
        </table:table-row>
      </table:table>
      <text:p text:style-name="P19"/>
      <text:p text:style-name="P19"/>
      <text:p text:style-name="P19"><text:soft-page-break/><text:s text:c="61"/>Compétences Spécifiques</text:p>
      <text:p text:style-name="P30"/>
      <text:p text:style-name="P12"><text:span text:style-name="T18">Programmation:</text:span> C/C++(Expert), J2EE(Familier), Cuda(base).</text:p>
      <text:p text:style-name="P12"><text:span text:style-name="T18">API:</text:span> JNI, SWING. </text:p>
      <text:p text:style-name="P12"><text:span text:style-name="T18">IDE:</text:span> Vim, Eclipse, NetBeans.</text:p>
      <text:p text:style-name="P12"><text:span text:style-name="T18">Debugging:</text:span><text:span text:style-name="T21"> </text:span>DDD. <text:s text:c="3"/></text:p>
      <text:p text:style-name="P12"><text:span text:style-name="T18">Gestionnaires de Versions:</text:span> CVS, SVN, GIT. <text:s text:c="3"/></text:p>
      <text:p text:style-name="P12"><text:span text:style-name="T18">Scripts:</text:span> Shell, Sed, <text:span text:style-name="T28">Awk, O</text:span>ctave.<text:line-break/><text:span text:style-name="T18">Gestion de bases de données:</text:span> Oracle, PL/SQL, MySQL.</text:p>
      <text:p text:style-name="P12"><text:span text:style-name="T18">Systèmes d'exploitation:</text:span><text:span text:style-name="T21"> MS Windows, Linux, MacOS.</text:span></text:p>
      <text:p text:style-name="P15"><text:s text:c="79"/>Formations</text:p>
      <text:p text:style-name="P16"/>
      <text:p text:style-name="P11">Avril 2011: École de printemps GRID'5000 (5 jours):</text:p>
      <text:p text:style-name="P26"><text:span text:style-name="T20"><text:s text:c="2"/></text:span><text:span text:style-name="T15">-</text:span><text:span text:style-name="T16"> </text:span><text:span text:style-name="T15">Clouds computing et déploiement d'environnements virtualisés.</text:span></text:p>
      <text:p text:style-name="P11">Avril 2011: Formation intensive à l'INRIA-Saclay (3 jours):</text:p>
      <text:p text:style-name="P26"><text:span text:style-name="T17"><text:s text:c="2"/></text:span><text:span text:style-name="T15">- Programmation GPGPU.</text:span></text:p>
      <text:p text:style-name="P12"><text:span text:style-name="T17">Janvier 2011: Formation intensive à l'INRIA-Rocquencourt (3 jours):</text:span> </text:p>
      <text:p text:style-name="P26"><text:s text:c="2"/><text:span text:style-name="T15">- Programmation parallèle avec MPI.</text:span></text:p>
      <text:p text:style-name="P26"><text:s text:c="2"/><text:span text:style-name="T15">- Programmation GPU avec Cuda.</text:span></text:p>
      <text:p text:style-name="P11">Avril 2010: École de printemps GRID'5000 (5 jours):</text:p>
      <text:p text:style-name="P26"><text:s text:c="2"/><text:span text:style-name="T15">- Expérimentations grande échelle sur les grilles et plan d'expériences.</text:span></text:p>
      <text:p text:style-name="P17"><text:s text:c="82"/>Réalisations</text:p>
      <text:p text:style-name="P17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10">
            <text:p text:style-name="P24">2010</text:p>
          </table:table-cell>
          <table:table-cell table:style-name="Tableau4.B1" office:value-type="string">
            <text:p text:style-name="P26"><text:span text:style-name="T11">MoGoDroid</text:span>: <text:span text:style-name="T12">programme de Go pour la plateforme Android. Moteur en </text:span><text:span text:style-name="T11">C++</text:span><text:span text:style-name="T12">, Interface utilisateur en </text:span><text:span text:style-name="T11">Java</text:span><text:span text:style-name="T12"> et la communication utilisant <text:s/></text:span><text:span text:style-name="T11">JNI </text:span><text:span text:style-name="T13">(en cours)</text:span><text:span text:style-name="T12">.</text:span></text:p>
          </table:table-cell>
        </table:table-row>
        <table:table-row table:style-name="Tableau4.1">
          <table:table-cell table:style-name="Tableau4.A2" office:value-type="string">
            <text:p text:style-name="P24">2011</text:p>
            <text:p text:style-name="P24"><text:s/>-</text:p>
            <text:p text:style-name="P24"><text:s/>2009</text:p>
          </table:table-cell>
          <table:table-cell table:style-name="Tableau4.B1" office:value-type="string">
            <text:p text:style-name="P26"><text:span text:style-name="T11">MoGo</text:span>:<text:span text:style-name="T29"> </text:span><text:span text:style-name="T14">Plusieurs records pour le programme joueur de Go MoGo </text:span></text:p>
            <text:p text:style-name="P21"><text:s/>- Juin 2011 : Vainqueur des compétitions en 7x7 Go, IEEE-FUZZ, Taiwan.</text:p>
            <text:p text:style-name="P21"><text:s/><text:span text:style-name="T30">- Avril 2011:</text:span> Première victoire en 13x13 avec handicap 2.5, SSCI, France.</text:p>
            <text:p text:style-name="P21"><text:s/><text:span text:style-name="T30">- Novembre 2010 </text:span>: MoGo Champion du tournoi TAAI 2010 in 9x9 Go, 13x13 Go <text:s text:c="9"/>et 19x19 Go (Haifong Weiqi Academy http://www.haifong.org/).</text:p>
            <text:p text:style-name="P21"><text:s/><text:span text:style-name="T30">- Juillet 2010 :</text:span> Première victoire en H2 contre 6Dan <text:span text:style-name="T23">en </text:span>13x13, WCCI, Espagne.</text:p>
            <text:p text:style-name="P21"><text:s/><text:span text:style-name="T30">- Mars 2010 : </text:span>Certification 3Dan pour MoGoTW, <text:s/>Taiwan.</text:p>
          </table:table-cell>
        </table:table-row>
        <table:table-row table:style-name="Tableau4.1">
          <table:table-cell table:style-name="Tableau4.A2" office:value-type="string">
            <text:p text:style-name="P24">2011</text:p>
            <text:p text:style-name="P24">-</text:p>
            <text:p text:style-name="P24">2009</text:p>
          </table:table-cell>
          <table:table-cell table:style-name="Tableau4.B1" office:value-type="string">
            <text:p text:style-name="P26"><text:span text:style-name="T11">Sélection de travaux de recherche</text:span>:</text:p>
            <text:p text:style-name="P22">- Adding Double Progressive Widening to Upper Confidence Tree to Cope with </text:p>
            <text:p text:style-name="P22"><text:s text:c="2"/>Uncertainty in Planning Problems, EWRL, 2011. <text:s text:c="2"/></text:p>
            <text:p text:style-name="P22">- Consistency Modifications for Automatically Tuned Monte-Carlo Tree Search, </text:p>
            <text:p text:style-name="P22"><text:s text:c="2"/>LION, 2010.</text:p>
            <text:p text:style-name="P22">- Scalability and Parallelization of Monte-Carlo Tree Search, ICCG 2010.</text:p>
            <text:p text:style-name="P22">- <text:s/>Continious Rapid Action Value Estimation, ACML 2011.</text:p>
          </table:table-cell>
        </table:table-row>
      </table:table>
      <text:p text:style-name="P18"><text:s text:c="69"/>Languages et Intérêts</text:p>
      <text:p text:style-name="P10">Langages</text:p>
      <text:p text:style-name="P20">Français(courant), Anglais(TOEIC).</text:p>
      <text:p text:style-name="P10"/>
      <text:p text:style-name="P10">Intérêts</text:p>
      <text:p text:style-name="P20">Développement libre (https://github.com/haspeleo), Planche à voile et lecture.</text:p>
      <text:p text:style-name="P36">Membre fondateur/Conseiller Technique dans le club de spéléologie de Bizerte (http://www.speleobizerte.creajn.com)</text:p>
      <text:p text:style-name="P20">Diplôme en premiers secours et volontaire pour les compagnes de prévention routière.</text:p>
      <text:p text:style-name="P23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6T21:42:35</meta:creation-date>
    <dc:date>2011-09-26T23:11:02</dc:date>
    <meta:editing-duration>PT74H00M50S</meta:editing-duration>
    <meta:editing-cycles>214</meta:editing-cycles>
    <meta:generator>OpenOffice.org/3.2$Linux OpenOffice.org_project/320m12$Build-9483</meta:generator>
    <meta:printed-by>hassen DOGHMEN</meta:printed-by>
    <meta:print-date>2011-07-06T16:12:37</meta:print-date>
    <dc:creator>doghmen </dc:creator>
    <meta:document-statistic meta:table-count="4" meta:image-count="0" meta:object-count="0" meta:page-count="2" meta:paragraph-count="103" meta:word-count="620" meta:character-count="5045"/>
    <meta:user-defined meta:name="Info 1"/>
    <meta:user-defined meta:name="Info 2"/>
    <meta:user-defined meta:name="Info 3"/>
    <meta:user-defined meta:name="Info 4"/>
  </office:meta>
</office:document-meta>
</file>